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FailedException.SessionFail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ailedException.Session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ailedException.SessionFaile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ailedException.Session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